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437cm" table:align="left"/>
    </style:style>
    <style:style style:name="Table1.A" style:family="table-column">
      <style:table-column-properties style:column-width="10.43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bb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 confirm that I have participated in Iteration <text:span text:style-name="T1">3</text:span> for group 14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ext:p text:style-name="Text_20_body">M Shafkat Zinn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5:17:17.680410918</meta:creation-date>
    <dc:date>2019-11-12T15:18:28.427889729</dc:date>
    <meta:editing-duration>PT29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2" meta:word-count="15" meta:character-count="79" meta:non-whitespace-character-count="65"/>
  </office:meta>
</office:document-meta>
</file>